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3"/>
        <table:table-column table:style-name="co2" table:number-columns-repeated="2" table:default-cell-style-name="ce5"/>
        <table:table-column table:style-name="co2" table:default-cell-style-name="ce15"/>
        <table:table-column table:style-name="co4" table:default-cell-style-name="ce13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4" table:default-cell-style-name="ce13"/>
        <table:table-column table:style-name="co6" table:default-cell-style-name="ce21"/>
        <table:table-column table:style-name="co2" table:default-cell-style-name="ce26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2"/>
          <table:table-cell table:style-name="ce4" office:value-type="string">
            <text:p>FPD</text:p>
          </table:table-cell>
          <table:table-cell table:style-name="ce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2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2"/>
          <table:table-cell table:style-name="ce20"/>
          <table:table-cell table:style-name="ce23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style-name="ce10"/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5"/>
          <table:table-cell table:style-name="ce10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style-name="ce10"/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/>
          <table:table-cell table:style-name="ce10"/>
          <table:table-cell/>
          <table:table-cell table:number-columns-repeated="2" table:style-name="ce5" office:value-type="string">
            <text:p>B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table:number-columns-repeated="2" office:value-type="float" office:value="47">
            <text:p>47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10"/>
          <table:table-cell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table:number-columns-repeated="2" office:value-type="float" office:value="50">
            <text:p>50</text:p>
          </table:table-cell>
          <table:table-cell table:style-name="ce5"/>
          <table:table-cell table:style-name="ce10"/>
          <table:table-cell/>
          <table:table-cell table:number-columns-repeated="2" table:style-name="ce5" office:value-type="string">
            <text:p>A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5"/>
          <table:table-cell table:style-name="ce10"/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-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3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5"/>
          <table:table-cell table:style-name="ce10"/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table:number-columns-repeated="2" office:value-type="float" office:value="37">
            <text:p>37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style-name="ce10"/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5"/>
          <table:table-cell table:style-name="ce10"/>
          <table:table-cell/>
          <table:table-cell table:style-name="ce5" office:value-type="string">
            <text:p>C</text:p>
          </table:table-cell>
          <table:table-cell table:style-name="ce5" office:value-type="string">
            <text:p>C-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F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5"/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/>
          <table:table-cell table:style-name="ce10"/>
          <table:table-cell/>
          <table:table-cell table:number-columns-repeated="2" table:style-name="ce5" office:value-type="string">
            <text:p>B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/>
          <table:table-cell table:style-name="ce10"/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1"/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/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-</text:p>
          </table:table-cell>
          <table:table-cell table:number-columns-repeated="3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style-name="ce11"/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/>
          <table:table-cell table:style-name="ce11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/>
          <table:table-cell table:style-name="ce11"/>
          <table:table-cell/>
          <table:table-cell table:number-columns-repeated="2" table:style-name="ce5" office:value-type="string">
            <text:p>A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994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1"/>
          <table:table-cell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/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/>
          <table:table-cell table:style-name="ce5" office:value-type="float" office:value="2">
            <text:p>2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994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>
            <text:p>40.125</text:p>
          </table:table-cell>
          <table:table-cell table:formula="of:=AVERAGE([.M2:.M25])" office:value-type="float" office:value="42.8333333333333">
            <text:p>42.8333333333</text:p>
          </table:table-cell>
          <table:table-cell/>
          <table:table-cell table:style-name="ce11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19"/>
          <table:table-cell table:style-name="ce15"/>
          <table:table-cell table:style-name="ce19"/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T19:52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1T20:02:36</dc:date>
    <dc:creator>Gregory Kapfhammer</dc:creator>
    <meta:editing-duration>P30DT8H42M8S</meta:editing-duration>
    <meta:editing-cycles>246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72" meta:object-count="0"/>
  </office:meta>
</office:document-meta>
</file>